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apple-system, BlinkMacSystemFont, 'Segoe UI', Roboto, Oxygen, Ubuntu, Cantarell, 'Fira Sans', 'Droid Sans', 'Helvetica Neue', sans-serif"/>
    <style:font-face style:name="Lato1" svg:font-family="Lato, georgia, serif"/>
    <style:font-face style:name="Lohit Devanagari1" svg:font-family="'Lohit Devanagari'"/>
    <style:font-face style:name="SFMono-Regular" svg:font-family="SFMono-Regular, Consolas, 'Roboto Mono', 'Droid Sans Mono', 'Liberation Mono', Menlo, Courier, monospace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" style:family="paragraph" style:parent-style-name="Quotations">
      <loext:graphic-properties draw:fill="solid" draw:fill-color="#eeeeee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eeeeee" fo:padding-left="0.265cm" fo:padding-right="0cm" fo:padding-top="0cm" fo:padding-bottom="0cm" fo:border-left="3.74pt solid #ffffff" fo:border-right="none" fo:border-top="none" fo:border-bottom="none"/>
      <style:text-properties fo:font-variant="normal" fo:text-transform="none" fo:color="#c7254e" style:font-name="monospace" fo:font-size="12pt" fo:letter-spacing="normal" fo:font-style="normal" fo:font-weight="normal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Heading_20_2">
      <style:text-properties style:font-name="Lato" fo:font-weight="normal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45%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2pt"/>
    </style:style>
    <style:style style:name="P13" style:family="paragraph" style:parent-style-name="Text_20_body">
      <style:paragraph-properties fo:margin-top="0cm" fo:margin-bottom="0cm" loext:contextual-spacing="false"/>
    </style:style>
    <style:style style:name="P14" style:family="paragraph" style:parent-style-name="Heading_20_2">
      <style:paragraph-properties fo:margin-left="0cm" fo:margin-right="0cm" fo:margin-top="0cm" fo:margin-bottom="0cm" loext:contextual-spacing="false" fo:line-height="110%" fo:text-align="center" style:justify-single-word="false" fo:text-indent="0cm" style:auto-text-indent="false" fo:padding="0cm" fo:border="none"/>
      <style:text-properties style:font-name="Lato" fo:font-weight="normal"/>
    </style:style>
    <style:style style:name="P15" style:family="paragraph" style:parent-style-name="Heading_20_2">
      <style:paragraph-properties fo:margin-left="0cm" fo:margin-right="0cm" fo:margin-top="0cm" fo:margin-bottom="0cm" loext:contextual-spacing="false" fo:line-height="110%" fo:text-align="center" style:justify-single-word="false" fo:orphans="2" fo:widows="2" fo:text-indent="0cm" style:auto-text-indent="false" fo:padding="0cm" fo:border="none"/>
      <style:text-properties fo:font-variant="normal" fo:text-transform="none" style:font-name="Lato" fo:letter-spacing="normal" fo:font-style="normal" fo:font-weight="normal"/>
    </style:style>
    <style:style style:name="P16" style:family="paragraph" style:parent-style-name="Quotations">
      <loext:graphic-properties draw:fill="solid" draw:fill-color="#eeeeee" draw:opacity="100%"/>
      <style:paragraph-properties fo:margin-left="0cm" fo:margin-right="0cm" fo:margin-top="0cm" fo:margin-bottom="0cm" loext:contextual-spacing="false" fo:text-indent="0cm" style:auto-text-indent="false" fo:background-color="#eeeeee" fo:padding-left="0.265cm" fo:padding-right="0cm" fo:padding-top="0cm" fo:padding-bottom="0cm" fo:border-left="3.74pt solid #ffffff" fo:border-right="none" fo:border-top="none" fo:border-bottom="none"/>
      <style:text-properties fo:color="#c7254e" style:font-name="monospace" fo:font-size="12pt"/>
    </style:style>
    <style:style style:name="T1" style:family="text">
      <style:text-properties fo:font-variant="normal" fo:text-transform="none" style:font-name="Lato1" fo:font-size="12pt" fo:letter-spacing="normal" fo:font-style="normal" fo:font-weight="normal"/>
    </style:style>
    <style:style style:name="T2" style:family="text">
      <style:text-properties fo:font-variant="normal" fo:text-transform="none" style:font-name="Lato1" fo:font-size="12pt" fo:letter-spacing="normal" fo:font-style="normal" fo:font-weight="bold"/>
    </style:style>
    <style:style style:name="T3" style:family="text">
      <style:text-properties fo:font-variant="normal" fo:text-transform="none" style:font-name="Lato1" fo:font-size="12pt" fo:letter-spacing="normal" fo:font-style="italic" fo:font-weight="normal"/>
    </style:style>
    <style:style style:name="T4" style:family="text">
      <style:text-properties fo:font-variant="normal" fo:text-transform="none" fo:color="#c7254e" style:font-name="SFMono-Regular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6400" style:text-line-through-style="none" style:text-line-through-type="none" style:font-name="Lato1" fo:font-size="12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color="#c7254e" style:font-name="SFMono-Regular" fo:font-size="12pt" loext:padding="0cm" loext:border="none"/>
    </style:style>
    <style:style style:name="T7" style:family="text">
      <style:text-properties fo:font-size="12pt"/>
    </style:style>
    <style:style style:name="T8" style:family="text">
      <style:text-properties fo:font-size="12pt" fo:font-style="italic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Basic JavaScript: Concatenating Strings with Plus Operator</text:h>
      <text:p text:style-name="P1"><draw:frame draw:style-name="fr1" draw:name="Frame1" text:anchor-type="paragraph" svg:width="15.108cm" draw:z-index="0"><draw:text-box fo:min-height="0.041cm"><text:p text:style-name="P2"><text:span text:style-name="T1">In JavaScript, when the </text:span><text:span text:style-name="Source_20_Text"><text:span text:style-name="T4">+</text:span></text:span><text:span text:style-name="T1">operator is used with a </text:span><text:span text:style-name="Source_20_Text"><text:span text:style-name="T4">String</text:span></text:span><text:span text:style-name="T1">value, it is called the </text:span><text:span text:style-name="Definition"><text:span text:style-name="T3">concatenation</text:span></text:span><text:span text:style-name="T1"> operator. You can build a new string out of other strings by </text:span><text:span text:style-name="Definition"><text:span text:style-name="T3">concatenating</text:span></text:span><text:span text:style-name="T1"> them together.</text:span></text:p><text:p text:style-name="P3"><text:span text:style-name="Strong_20_Emphasis"><text:span text:style-name="T2">Example</text:span></text:span></text:p><text:p text:style-name="P4">'My name is Alan,' + ' I concatenate.'</text:p><text:p text:style-name="P3"><text:span text:style-name="Strong_20_Emphasis"><text:span text:style-name="T2">Note</text:span></text:span><text:span text:style-name="T1"><text:line-break/>Watch out for spaces. Concatenation does not add spaces between concatenated strings, so you'll need to add them yourself.</text:span></text:p><text:p text:style-name="P5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4" text:outline-level="2">Basic JavaScript: Concatenating Strings with the Plus Equals Operator</text:h>
      <text:p text:style-name="P1"><draw:frame draw:style-name="fr1" draw:name="Frame2" text:anchor-type="paragraph" svg:width="17.859cm" draw:z-index="1"><draw:text-box fo:min-height="0.041cm"><text:p text:style-name="P2"><text:span text:style-name="T1">We can also use the </text:span><text:span text:style-name="Source_20_Text"><text:span text:style-name="T4">+=</text:span></text:span><text:span text:style-name="T1">operator to </text:span><text:span text:style-name="Definition"><text:span text:style-name="T3">concatenate</text:span></text:span><text:span text:style-name="T1"> a string onto the end of an existing string variable. This can be very helpful to break a long string over several lines.</text:span></text:p><text:p text:style-name="P3"><text:span text:style-name="Strong_20_Emphasis"><text:span text:style-name="T2">Note</text:span></text:span><text:span text:style-name="T1"><text:line-break/>Watch out for spaces. Concatenation does not add spaces between concatenated strings, so you'll need to add them yourself.</text:span></text:p><text:p text:style-name="P5"/></draw:text-box></draw:frame></text:p>
      <text:p text:style-name="Standard"/>
      <text:h text:style-name="P14" text:outline-level="2">Basic JavaScript: Constructing Strings with Variables</text:h>
      <text:p text:style-name="P1"><draw:frame draw:style-name="fr1" draw:name="Frame3" text:anchor-type="paragraph" svg:width="18.256cm" draw:z-index="2"><draw:text-box fo:min-height="0.041cm"><text:p text:style-name="P2"><text:span text:style-name="T1">Sometimes you will need to build a string, </text:span><text:a xlink:type="simple" xlink:href="https://en.wikipedia.org/wiki/Mad_Libs" office:target-frame-name="_blank" xlink:show="new" text:style-name="Internet_20_link" text:visited-style-name="Visited_20_Internet_20_Link"><text:span text:style-name="T5">Mad Libs</text:span></text:a><text:span text:style-name="T1"> style. By using the concatenation operator (</text:span><text:span text:style-name="Source_20_Text"><text:span text:style-name="T4">+</text:span></text:span><text:span text:style-name="T1">), you can insert one or more variables into a string you're building.</text:span></text:p><text:p text:style-name="P5"/></draw:text-box></draw:frame></text:p>
      <text:h text:style-name="P15" text:outline-level="2">Basic JavaScript: Find the Length of a String</text:h>
      <text:p text:style-name="P1"><draw:frame draw:style-name="fr1" draw:name="Frame4" text:anchor-type="paragraph" svg:width="17.859cm" draw:z-index="3"><draw:text-box fo:min-height="0.041cm"><text:p text:style-name="P9"><text:span text:style-name="T7">You can find the length of a </text:span><text:span text:style-name="Source_20_Text"><text:span text:style-name="T6">String</text:span></text:span><text:span text:style-name="T7">value by writing </text:span><text:span text:style-name="Source_20_Text"><text:span text:style-name="T6">.length</text:span></text:span><text:span text:style-name="T7">after the string variable or string literal.</text:span></text:p><text:p text:style-name="P9"><text:span text:style-name="Source_20_Text"><text:span text:style-name="T6">"Alan Peter".length; // 10</text:span></text:span></text:p><text:p text:style-name="P9"><text:span text:style-name="T7">For example, if we created a variable </text:span><text:span text:style-name="Source_20_Text"><text:span text:style-name="T6">var firstName = "Charles"</text:span></text:span><text:span text:style-name="T7">, we could find out how long the string </text:span><text:span text:style-name="Source_20_Text"><text:span text:style-name="T6">"Charles"</text:span></text:span><text:span text:style-name="T7">is by using the </text:span><text:span text:style-name="Source_20_Text"><text:span text:style-name="T6">firstName.length</text:span></text:span><text:span text:style-name="T7">property.</text:span></text:p></draw:text-box></draw:frame></text:p>
      <text:p text:style-name="Standard"/>
      <text:h text:style-name="P15" text:outline-level="2">Basic JavaScript: Use Bracket Notation to Find the First Character in a String</text:h>
      <text:p text:style-name="P1"><draw:frame draw:style-name="fr1" draw:name="Frame5" text:anchor-type="paragraph" svg:width="17.859cm" draw:z-index="4"><draw:text-box fo:min-height="0.041cm"><text:p text:style-name="P9"><text:span text:style-name="Source_20_Text"><text:span text:style-name="T6">Bracket notation</text:span></text:span><text:span text:style-name="T7">is a way to get a character at a specific </text:span><text:span text:style-name="Source_20_Text"><text:span text:style-name="T6">index</text:span></text:span><text:span text:style-name="T7">within a string.</text:span></text:p><text:p text:style-name="P8"><text:span text:style-name="T7">Most modern programming languages, like JavaScript, don't start counting at 1 like humans do. They start at 0. This is referred to as </text:span><text:span text:style-name="Definition"><text:span text:style-name="T8">Zero-based</text:span></text:span><text:span text:style-name="T7"> indexing.</text:span></text:p><text:p text:style-name="P9"><text:span text:style-name="T7">For example, the character at index 0 in the word "Charles" is "C". So if </text:span><text:span text:style-name="Source_20_Text"><text:span text:style-name="T6">var firstName = "Charles"</text:span></text:span><text:span text:style-name="T7">, you can get the value of the first letter of the string by using </text:span><text:span text:style-name="Source_20_Text"><text:span text:style-name="T6">firstName[0]</text:span></text:span><text:span text:style-name="T7">.</text:span></text:p></draw:text-box></draw:frame><text:soft-page-break/></text:p>
      <text:h text:style-name="P15" text:outline-level="2">Basic JavaScript: Understand String Immutability</text:h>
      <text:p text:style-name="P1"><draw:frame draw:style-name="fr1" draw:name="Frame6" text:anchor-type="paragraph" svg:width="17.859cm" draw:z-index="5"><draw:text-box fo:min-height="0.041cm"><text:p text:style-name="P9"><text:span text:style-name="T7">In JavaScript, </text:span><text:span text:style-name="Source_20_Text"><text:span text:style-name="T6">String</text:span></text:span><text:span text:style-name="T7">values are </text:span><text:span text:style-name="Definition"><text:span text:style-name="T8">immutable</text:span></text:span><text:span text:style-name="T7">, which means that they cannot be altered once created.</text:span></text:p><text:p text:style-name="P12">For example, the following code:</text:p><text:p text:style-name="P16">var myStr = "Bob";<text:line-break/>myStr[0] = "J";</text:p><text:p text:style-name="P9"><text:span text:style-name="T7">cannot change the value of </text:span><text:span text:style-name="Source_20_Text"><text:span text:style-name="T6">myStr</text:span></text:span><text:span text:style-name="T7">to "Job", because the contents of </text:span><text:span text:style-name="Source_20_Text"><text:span text:style-name="T6">myStr</text:span></text:span><text:span text:style-name="T7">cannot be altered. Note that this does </text:span><text:span text:style-name="Emphasis"><text:span text:style-name="T7">not</text:span></text:span><text:span text:style-name="T7"> mean that </text:span><text:span text:style-name="Source_20_Text"><text:span text:style-name="T6">myStr</text:span></text:span><text:span text:style-name="T7">cannot be changed, just that the individual characters of a </text:span><text:span text:style-name="Definition"><text:span text:style-name="T8">string literal</text:span></text:span><text:span text:style-name="T7"> cannot be changed. The only way to change </text:span><text:span text:style-name="Source_20_Text"><text:span text:style-name="T6">myStr</text:span></text:span><text:span text:style-name="T7">would be to assign it with a new string, like this:</text:span></text:p><text:p text:style-name="P16">var myStr = "Bob";<text:line-break/>myStr = "Job";</text:p></draw:text-box></draw:frame></text:p>
      <text:h text:style-name="P14" text:outline-level="2">Basic JavaScript: Use Bracket Notation to Find the Nth Character in a String</text:h>
      <text:p text:style-name="P1"><draw:frame draw:style-name="fr1" draw:name="Frame7" text:anchor-type="paragraph" svg:width="17.859cm" draw:z-index="6"><draw:text-box fo:min-height="0.041cm"><text:p text:style-name="P3"><text:span text:style-name="T1">You can also use </text:span><text:span text:style-name="Definition"><text:span text:style-name="T3">bracket notation</text:span></text:span><text:span text:style-name="T1"> to get the character at other positions within a string.</text:span></text:p><text:p text:style-name="P2"><text:span text:style-name="T1">Remember that computers start counting at </text:span><text:span text:style-name="Source_20_Text"><text:span text:style-name="T4">0</text:span></text:span><text:span text:style-name="T1">, so the first character is actually the zeroth character.</text:span></text:p><text:p text:style-name="P5"/></draw:text-box></draw:frame></text:p>
      <text:h text:style-name="P15" text:outline-level="2">Basic JavaScript: Use Bracket Notation to Find the Last Character in a String</text:h>
      <text:p text:style-name="P1"><draw:frame draw:style-name="fr1" draw:name="Frame8" text:anchor-type="paragraph" svg:width="17.859cm" draw:z-index="7"><draw:text-box fo:min-height="0.041cm"><text:p text:style-name="P12">In order to get the last letter of a string, you can subtract one from the string's length.</text:p><text:p text:style-name="P9"><text:span text:style-name="T7">For example, if </text:span><text:span text:style-name="Source_20_Text"><text:span text:style-name="T6">var firstName = "Charles"</text:span></text:span><text:span text:style-name="T7">, you can get the value of the last letter of the string by using </text:span><text:span text:style-name="Source_20_Text"><text:span text:style-name="T6">firstName[firstName.length - 1]</text:span></text:span><text:span text:style-name="T7">.</text:span></text:p></draw:text-box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apple-system, BlinkMacSystemFont, 'Segoe UI', Roboto, Oxygen, Ubuntu, Cantarell, 'Fira Sans', 'Droid Sans', 'Helvetica Neue', sans-serif"/>
    <style:font-face style:name="Lato1" svg:font-family="Lato, georgia, serif"/>
    <style:font-face style:name="Lohit Devanagari1" svg:font-family="'Lohit Devanagari'"/>
    <style:font-face style:name="SFMono-Regular" svg:font-family="SFMono-Regular, Consolas, 'Roboto Mono', 'Droid Sans Mono', 'Liberation Mono', Menlo, Courier, monospace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2:37:37.851912981</meta:creation-date>
    <dc:date>2018-08-28T13:19:38.115712423</dc:date>
    <meta:editing-duration>PT17M16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30" meta:word-count="490" meta:character-count="2931" meta:non-whitespace-character-count="2471"/>
  </office:meta>
</office:document-meta>
</file>